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084d5e" officeooo:paragraph-rsid="00084d5e"/>
    </style:style>
    <style:style style:name="P3" style:family="paragraph" style:parent-style-name="Standard">
      <style:text-properties fo:language="pt" fo:country="BR" officeooo:paragraph-rsid="00084d5e"/>
    </style:style>
    <style:style style:name="T1" style:family="text">
      <style:text-properties officeooo:rsid="0003a232"/>
    </style:style>
    <style:style style:name="T2" style:family="text">
      <style:text-properties officeooo:rsid="00059d8f"/>
    </style:style>
    <style:style style:name="T3" style:family="text">
      <style:text-properties officeooo:rsid="0006df84"/>
    </style:style>
    <style:style style:name="T4" style:family="text">
      <style:text-properties officeooo:rsid="00084d5e"/>
    </style:style>
    <style:style style:name="T5" style:family="text">
      <style:text-properties officeooo:rsid="0009bf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udar a evolução de modelos dinâmicos é um problema clássico na ciência. Um caso particular bem conhecido na literatura de probabilidade e estatística é o modelo de Urnas de Pólya. Sua dinâmica consiste em adicionar bolas coloridas a uma urna, seguindo regras determinadas pela assim chamada matriz de reposição, e observar a configuração de cores na urna ao longo do tempo. Por sua versatilidade, tal modelo constituiu uma poderosa ferramenta que possui diversas aplicações práticas.<text:line-break/> <text:s text:c="12"/>Um processo estocástico é uma sequência de variáveis aleatórias indexadas por um conjunto de índices, que representa, por exemplo, a evolução temporal de um sistema. Exemplos de importância prática são: a flutuação da corrente em um circuito elétrico na presença do assim chamado ruído térmico; as mudanças aleatórias no nível de sinais de rádio sintonizados na presença de distúrbios meteorológicos; e o fluxo turbulento de um líquido ou gás. A estes pode-se adicionar muitos processos industriais acompanhados por flutuações aleatórias e também certos processos encontrados em geofísica (por exemplo, variações no campo magnético da Terra), biofísica (por exemplo, variações nos potenciais elétricos do cérebro registrados em um eletroencefalograma), economia, e Teoria da Informação (por exemplo, a codificação de sequências que inclui a compressão de dados). A área de probabilidade e processos estocásticos constitui, portanto, uma ferramenta essencial para estudo de modelos que possuam algum tipo de comportamento aleatório. Nesse contexto, o modelo de urnas se torna uma notável porta de entrada para o universo dos modelos probabilísticos discretos. Entender um modelo de urnas como um processo estocástico a tempo discreto, e a convergência das proporções de cores de bolas como o estudo de seus teoremas de convergência constituem uma imersão bastante intuitiva no mundo da probabilidade. <text:line-break/> <text:s text:c="11"/><text:span text:style-name="T5">O </text:span>objetivo <text:span text:style-name="T5">do projeto </text:span>é desenvolver algoritmos para simulação de urnas de pólya. Tais algoritmos buscam generalidade com o objetivo de atender a maior quantidade de modelos de urnas possível. Como exemplo, as urnas de Eggenberger, Friedman e Bagchi-Pal. Além disso, também serão desenvolvidos algoritmos para simular urnas que possuam a propriedade de lapso de memória.<text:line-break/>Algumas referências são:<text:line-break/>1. M. González-Navarrete &amp; R. Lambert. Non-Markovian random walks with memory lapses. J. Math. Phys. 59 (11), 113301. (2018)<text:line-break/>2. M. González-Navarrete &amp; R. Lambert. Urn models with two types of strategies. Preprint (2020)<text:line-break/>3. H. Mahmoud. Pólya urn models. Chapman and Hall. (2008)<text:line-break/>4. S. Janson. Functional limit theorems for multitype branching processes and generalized Pólya urns. Sotch. Proc. Appl. 110 (2004) 177 – 245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7T20:52:51.555000000</meta:creation-date>
    <dc:date>2020-10-27T23:08:33.234000000</dc:date>
    <meta:editing-duration>PT48M54S</meta:editing-duration>
    <meta:editing-cycles>3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1" meta:word-count="405" meta:character-count="2729" meta:non-whitespace-character-count="2298"/>
  </office:meta>
</office:document-meta>
</file>